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c@dac-Veriton-M200-H310:~$ mysql -u root -p</text:p>
      <text:p text:style-name="Standard">Enter password: </text:p>
      <text:p text:style-name="Standard">Welcome to the MySQL monitor. <text:s/>Commands end with ; or \g.</text:p>
      <text:p text:style-name="Standard">Your MySQL connection id is 9</text:p>
      <text:p text:style-name="Standard">Server version: 8.0.32-0ubuntu0.20.04.2 (Ubuntu)</text:p>
      <text:p text:style-name="Standard"/>
      <text:p text:style-name="Standard">Copyright (c) 2000, 2023, Oracle and/or its affiliates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Standard"/>
      <text:p text:style-name="Standard">mysql&gt; CREATE DATABASE college;</text:p>
      <text:p text:style-name="Standard">Query OK, 1 row affected (0.11 sec)</text:p>
      <text:p text:style-name="Standard"/>
      <text:p text:style-name="Standard">mysql&gt; USE college;</text:p>
      <text:p text:style-name="Standard">Database changed</text:p>
      <text:p text:style-name="Standard">mysql&gt; CREATE TABLE student(rollNo INT PRIMARY KEY, name CHAR(20), class CHAR(20), marks FLOAT, age INT);</text:p>
      <text:p text:style-name="Standard">Query OK, 0 rows affected (0.41 sec)</text:p>
      <text:p text:style-name="Standard"/>
      <text:p text:style-name="Standard">mysql&gt; DESC student;</text:p>
      <text:p text:style-name="Standard">+--------+----------+------+-----+---------+-------+</text:p>
      <text:p text:style-name="Standard">| Field <text:s/>| Type <text:s text:c="4"/>| Null | Key | Default | Extra |</text:p>
      <text:p text:style-name="Standard">+--------+----------+------+-----+---------+-------+</text:p>
      <text:p text:style-name="Standard">| rollNo | int <text:s text:c="5"/>| NO <text:s text:c="2"/>| PRI | NULL <text:s text:c="3"/>| <text:s text:c="6"/>|</text:p>
      <text:p text:style-name="Standard">| name <text:s text:c="2"/>| char(20) | YES <text:s/>| <text:s text:c="4"/>| NULL <text:s text:c="3"/>| <text:s text:c="6"/>|</text:p>
      <text:p text:style-name="Standard">| class <text:s/>| char(20) | YES <text:s/>| <text:s text:c="4"/>| NULL <text:s text:c="3"/>| <text:s text:c="6"/>|</text:p>
      <text:p text:style-name="Standard">| marks <text:s/>| float <text:s text:c="3"/>| YES <text:s/>| <text:s text:c="4"/>| NULL <text:s text:c="3"/>| <text:s text:c="6"/>|</text:p>
      <text:p text:style-name="Standard">| age <text:s text:c="3"/>| int <text:s text:c="5"/>| YES <text:s/>| <text:s text:c="4"/>| NULL <text:s text:c="3"/>| <text:s text:c="6"/>|</text:p>
      <text:p text:style-name="Standard">+--------+----------+------+-----+---------+-------+</text:p>
      <text:p text:style-name="Standard">5 rows in set (0.01 sec)</text:p>
      <text:p text:style-name="Standard"/>
      <text:p text:style-name="Standard">mysql&gt; INSERT INTO student VALUES(1,'chandan','DBT', 20.40,20);</text:p>
      <text:p text:style-name="Standard">Query OK, 1 row affected (0.08 sec)</text:p>
      <text:p text:style-name="Standard"/>
      <text:p text:style-name="Standard">mysql&gt; INSERT INTO student VALUES(2,'parikshit','DBT', 24.2,23);</text:p>
      <text:p text:style-name="Standard">Query OK, 1 row affected (0.09 sec)</text:p>
      <text:p text:style-name="Standard"/>
      <text:p text:style-name="Standard">mysql&gt; INSERT INTO student VALUES(3,'saurabh','DBT', 22,22);</text:p>
      <text:p text:style-name="Standard">Query OK, 1 row affected (0.08 sec)</text:p>
      <text:p text:style-name="Standard"/>
      <text:p text:style-name="Standard">mysql&gt; INSERT INTO student VALUES(4,'divyas','OS', 22.3,21);</text:p>
      <text:p text:style-name="Standard">Query OK, 1 row affected (0.14 sec)</text:p>
      <text:p text:style-name="Standard"/>
      <text:p text:style-name="Standard">mysql&gt; INSERT INTO student VALUES(5,'sandip','OS', 21.7,26);</text:p>
      <text:p text:style-name="Standard">Query OK, 1 row affected (0.14 sec)</text:p>
      <text:p text:style-name="Standard"/>
      <text:p text:style-name="Standard">mysql&gt; SELECT * FROM student;</text:p>
      <text:p text:style-name="Standard">+--------+-----------+-------+-------+------+</text:p>
      <text:p text:style-name="Standard"><text:soft-page-break/>| rollNo | name <text:s text:c="5"/>| class | marks | age <text:s/>|</text:p>
      <text:p text:style-name="Standard">+--------+-----------+-------+-------+------+</text:p>
      <text:p text:style-name="Standard">| <text:s text:c="5"/>1 | chandan <text:s text:c="2"/>| DBT <text:s text:c="2"/>| <text:s/>20.4 | <text:s text:c="2"/>20 |</text:p>
      <text:p text:style-name="Standard">| <text:s text:c="5"/>2 | parikshit | DBT <text:s text:c="2"/>| <text:s/>24.2 | <text:s text:c="2"/>23 |</text:p>
      <text:p text:style-name="Standard">| <text:s text:c="5"/>3 | saurabh <text:s text:c="2"/>| DBT <text:s text:c="2"/>| <text:s text:c="3"/>22 | <text:s text:c="2"/>22 |</text:p>
      <text:p text:style-name="Standard">| <text:s text:c="5"/>4 | divyas <text:s text:c="3"/>| OS <text:s text:c="3"/>| <text:s/>22.3 | <text:s text:c="2"/>21 |</text:p>
      <text:p text:style-name="Standard">| <text:s text:c="5"/>5 | sandip <text:s text:c="3"/>| OS <text:s text:c="3"/>| <text:s/>21.7 | <text:s text:c="2"/>26 |</text:p>
      <text:p text:style-name="Standard">+--------+-----------+-------+-------+------+</text:p>
      <text:p text:style-name="Standard">5 rows in set (0.00 sec)</text:p>
      <text:p text:style-name="Standard"/>
      <text:p text:style-name="Standard">mysql&gt; DELETE FROM student WHERE rollNo = 4;</text:p>
      <text:p text:style-name="Standard">Query OK, 1 row affected (0.08 sec)</text:p>
      <text:p text:style-name="Standard"/>
      <text:p text:style-name="Standard">mysql&gt; SELECT * FROM student;</text:p>
      <text:p text:style-name="Standard">+--------+-----------+-------+-------+------+</text:p>
      <text:p text:style-name="Standard">| rollNo | name <text:s text:c="5"/>| class | marks | age <text:s/>|</text:p>
      <text:p text:style-name="Standard">+--------+-----------+-------+-------+------+</text:p>
      <text:p text:style-name="Standard">| <text:s text:c="5"/>1 | chandan <text:s text:c="2"/>| DBT <text:s text:c="2"/>| <text:s/>20.4 | <text:s text:c="2"/>20 |</text:p>
      <text:p text:style-name="Standard">| <text:s text:c="5"/>2 | parikshit | DBT <text:s text:c="2"/>| <text:s/>24.2 | <text:s text:c="2"/>23 |</text:p>
      <text:p text:style-name="Standard">| <text:s text:c="5"/>3 | saurabh <text:s text:c="2"/>| DBT <text:s text:c="2"/>| <text:s text:c="3"/>22 | <text:s text:c="2"/>22 |</text:p>
      <text:p text:style-name="Standard">| <text:s text:c="5"/>5 | sandip <text:s text:c="3"/>| OS <text:s text:c="3"/>| <text:s/>21.7 | <text:s text:c="2"/>26 |</text:p>
      <text:p text:style-name="Standard">+--------+-----------+-------+-------+------+</text:p>
      <text:p text:style-name="Standard">4 rows in set (0.00 sec)</text:p>
      <text:p text:style-name="Standard"/>
      <text:p text:style-name="Standard">mysql&gt; UPDATE student SET marks= marks+0.5;</text:p>
      <text:p text:style-name="Standard">Query OK, 4 rows affected (0.08 sec)</text:p>
      <text:p text:style-name="Standard">Rows matched: 4 <text:s/>Changed: 4 <text:s/>Warnings: 0</text:p>
      <text:p text:style-name="Standard"/>
      <text:p text:style-name="Standard">mysql&gt; SELECT * FROM student;</text:p>
      <text:p text:style-name="Standard">+--------+-----------+-------+-------+------+</text:p>
      <text:p text:style-name="Standard">| rollNo | name <text:s text:c="5"/>| class | marks | age <text:s/>|</text:p>
      <text:p text:style-name="Standard">+--------+-----------+-------+-------+------+</text:p>
      <text:p text:style-name="Standard">| <text:s text:c="5"/>1 | chandan <text:s text:c="2"/>| DBT <text:s text:c="2"/>| <text:s/>20.9 | <text:s text:c="2"/>20 |</text:p>
      <text:p text:style-name="Standard">| <text:s text:c="5"/>2 | parikshit | DBT <text:s text:c="2"/>| <text:s/>24.7 | <text:s text:c="2"/>23 |</text:p>
      <text:p text:style-name="Standard">| <text:s text:c="5"/>3 | saurabh <text:s text:c="2"/>| DBT <text:s text:c="2"/>| <text:s/>22.5 | <text:s text:c="2"/>22 |</text:p>
      <text:p text:style-name="Standard">| <text:s text:c="5"/>5 | sandip <text:s text:c="3"/>| OS <text:s text:c="3"/>| <text:s/>22.2 | <text:s text:c="2"/>26 |</text:p>
      <text:p text:style-name="Standard">+--------+-----------+-------+-------+------+</text:p>
      <text:p text:style-name="Standard">4 rows in set (0.00 sec)</text:p>
      <text:p text:style-name="Standard"/>
      <text:p text:style-name="Standard">mysql&gt; TRUNCATE student;</text:p>
      <text:p text:style-name="Standard">Query OK, 0 rows affected (0.56 sec)</text:p>
      <text:p text:style-name="Standard"/>
      <text:p text:style-name="Standard">mysql&gt; SELECT * FROM student;</text:p>
      <text:p text:style-name="Standard">Empty set (0.00 sec)</text:p>
      <text:p text:style-name="Standard"/>
      <text:p text:style-name="Standard"/>
      <text:p text:style-name="Standard">mysql&gt; INSERT INTO student VALUES(5,'sandip','OS', 21.7,26),(1,'chandan','DBT', 20.40,20),(2,'parikshit','DBT', 24.2,23),(4,'divyas','OS', 22.3,21),(3,'saurabh','DBT', 22,22);</text:p>
      <text:p text:style-name="Standard">Query OK, 5 rows affected (0.08 sec)</text:p>
      <text:p text:style-name="Standard">Records: 5 <text:s/>Duplicates: 0 <text:s/>Warnings: 0</text:p>
      <text:p text:style-name="Standard"/>
      <text:p text:style-name="Standard">mysql&gt; SELECT * FROM student;</text:p>
      <text:p text:style-name="Standard"><text:soft-page-break/>+--------+-----------+-------+-------+------+</text:p>
      <text:p text:style-name="Standard">| rollNo | name <text:s text:c="5"/>| class | marks | age <text:s/>|</text:p>
      <text:p text:style-name="Standard">+--------+-----------+-------+-------+------+</text:p>
      <text:p text:style-name="Standard">| <text:s text:c="5"/>1 | chandan <text:s text:c="2"/>| DBT <text:s text:c="2"/>| <text:s/>20.4 | <text:s text:c="2"/>20 |</text:p>
      <text:p text:style-name="Standard">| <text:s text:c="5"/>2 | parikshit | DBT <text:s text:c="2"/>| <text:s/>24.2 | <text:s text:c="2"/>23 |</text:p>
      <text:p text:style-name="Standard">| <text:s text:c="5"/>3 | saurabh <text:s text:c="2"/>| DBT <text:s text:c="2"/>| <text:s text:c="3"/>22 | <text:s text:c="2"/>22 |</text:p>
      <text:p text:style-name="Standard">| <text:s text:c="5"/>4 | divyas <text:s text:c="3"/>| OS <text:s text:c="3"/>| <text:s/>22.3 | <text:s text:c="2"/>21 |</text:p>
      <text:p text:style-name="Standard">| <text:s text:c="5"/>5 | sandip <text:s text:c="3"/>| OS <text:s text:c="3"/>| <text:s/>21.7 | <text:s text:c="2"/>26 |</text:p>
      <text:p text:style-name="Standard">+--------+-----------+-------+-------+------+</text:p>
      <text:p text:style-name="Standard">5 rows in set (0.00 sec)</text:p>
      <text:p text:style-name="Standard"/>
      <text:p text:style-name="Standard">mysql&gt;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5T17:11:09.017723644</meta:creation-date>
    <dc:date>2023-03-25T17:13:00.926557789</dc:date>
    <meta:editing-duration>PT1M54S</meta:editing-duration>
    <meta:editing-cycles>1</meta:editing-cycles>
    <meta:document-statistic meta:table-count="0" meta:image-count="0" meta:object-count="0" meta:page-count="3" meta:paragraph-count="92" meta:word-count="708" meta:character-count="4002" meta:non-whitespace-character-count="3115"/>
    <meta:generator>LibreOffice/6.4.7.2$Linux_X86_64 LibreOffice_project/40$Build-2</meta:generator>
  </office:meta>
</office:document-meta>
</file>